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officeooo:rsid="00177175" officeooo:paragraph-rsid="00177175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f192a" officeooo:paragraph-rsid="001ef95a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weight="normal" officeooo:rsid="00253de2" officeooo:paragraph-rsid="00253de2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font-weight="bold" officeooo:rsid="001ef95a" officeooo:paragraph-rsid="001ef95a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6pt" fo:font-weight="bold" officeooo:rsid="00177175" officeooo:paragraph-rsid="00177175" style:font-size-asian="14pt" style:font-weight-asian="bold" style:font-size-complex="16pt" style:font-weight-complex="bold"/>
    </style:style>
    <style:style style:name="T1" style:family="text">
      <style:text-properties officeooo:rsid="00215f50"/>
    </style:style>
    <style:style style:name="T2" style:family="text">
      <style:text-properties officeooo:rsid="00253de2"/>
    </style:style>
    <style:style style:name="T3" style:family="text">
      <style:text-properties officeooo:rsid="00273a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borationsdata</text:p>
      <text:p text:style-name="P5"/>
      <text:p text:style-name="P1">Namn :Alexander Gillberg</text:p>
      <text:p text:style-name="P1">PortalID: algi1701</text:p>
      <text:p text:style-name="P1">Laboration <text:span text:style-name="T3">2</text:span></text:p>
      <text:p text:style-name="P1">Visual Studio 2017</text:p>
      <text:p text:style-name="P5"/>
      <text:p text:style-name="P5">Filer</text:p>
      <text:p text:style-name="P4"/>
      <text:p text:style-name="P4">.cpp<text:tab/><text:tab/><text:tab/>.h</text:p>
      <text:p text:style-name="P3">Account.cpp<text:tab/><text:tab/>Account.h</text:p>
      <text:p text:style-name="P3">Bank.cpp<text:tab/><text:tab/>Bank.h</text:p>
      <text:p text:style-name="P3">BankClient.cpp<text:tab/>BankClient.h</text:p>
      <text:p text:style-name="P3">Input.cpp<text:tab/><text:tab/>Input.h</text:p>
      <text:p text:style-name="P3">Main.cpp<text:tab/><text:tab/>MenuItem.h</text:p>
      <text:p text:style-name="P3">Menu.cpp<text:tab/><text:tab/>Menu.h</text:p>
      <text:p text:style-name="P3">TestProgram.cpp<text:tab/>TestProgram.h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9:08:58.998000000</meta:creation-date>
    <dc:date>2018-04-18T17:06:53.933522377</dc:date>
    <meta:editing-duration>PT15M15S</meta:editing-duration>
    <meta:editing-cycles>5</meta:editing-cycles>
    <meta:generator>LibreOffice/5.4.3.2$MacOSX_X86_64 LibreOffice_project/92a7159f7e4af62137622921e809f8546db437e5</meta:generator>
    <meta:document-statistic meta:table-count="0" meta:image-count="0" meta:object-count="0" meta:page-count="1" meta:paragraph-count="14" meta:word-count="28" meta:character-count="249" meta:non-whitespace-character-count="228"/>
  </office:meta>
</office:document-meta>
</file>